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inux Libertine" svg:font-family="'Linux Libertine', Georgia, Times, serif"/>
    <style:font-face style:name="Lohit Devanagari1" svg:font-family="'Lohit Devanagari'"/>
    <style:font-face style:name="Ubuntu Mono" svg:font-family="'Ubuntu Mono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Ubuntu Mono1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0b3303" officeooo:paragraph-rsid="000b3303"/>
    </style:style>
    <style:style style:name="P2" style:family="paragraph" style:parent-style-name="Standard">
      <style:text-properties style:font-name="Ubuntu" officeooo:rsid="000b3303" officeooo:paragraph-rsid="0025d89b"/>
    </style:style>
    <style:style style:name="P3" style:family="paragraph" style:parent-style-name="Standard" style:list-style-name="L3">
      <style:text-properties style:font-name="Ubuntu" officeooo:rsid="000b3303" officeooo:paragraph-rsid="000b3303"/>
    </style:style>
    <style:style style:name="P4" style:family="paragraph" style:parent-style-name="Standard">
      <style:text-properties style:font-name="Ubuntu" fo:font-size="18pt" officeooo:rsid="000b3303" officeooo:paragraph-rsid="000b3303" style:font-size-asian="18pt" style:font-size-complex="18pt"/>
    </style:style>
    <style:style style:name="P5" style:family="paragraph" style:parent-style-name="Standard">
      <style:text-properties style:font-name="Ubuntu" officeooo:rsid="0025d89b" officeooo:paragraph-rsid="0025d89b"/>
    </style:style>
    <style:style style:name="P6" style:family="paragraph" style:parent-style-name="Standard" style:list-style-name="L10">
      <style:text-properties style:font-name="Ubuntu" officeooo:rsid="0025d89b" officeooo:paragraph-rsid="0025d89b"/>
    </style:style>
    <style:style style:name="P7" style:family="paragraph" style:parent-style-name="Standard" style:list-style-name="L3">
      <style:text-properties style:font-name="Ubuntu" officeooo:rsid="001b2cca" officeooo:paragraph-rsid="001b2cca"/>
    </style:style>
    <style:style style:name="P8" style:family="paragraph" style:parent-style-name="Standard" style:list-style-name="L3">
      <style:text-properties style:font-name="Ubuntu" officeooo:rsid="00193f04" officeooo:paragraph-rsid="00193f04"/>
    </style:style>
    <style:style style:name="P9" style:family="paragraph" style:parent-style-name="Standard" style:list-style-name="L3">
      <style:text-properties style:font-name="Ubuntu" officeooo:rsid="000b641b" officeooo:paragraph-rsid="000b641b"/>
    </style:style>
    <style:style style:name="P10" style:family="paragraph" style:parent-style-name="Standard" style:list-style-name="L4">
      <style:text-properties style:font-name="Ubuntu" officeooo:rsid="000b641b" officeooo:paragraph-rsid="000b641b"/>
    </style:style>
    <style:style style:name="P11" style:family="paragraph" style:parent-style-name="Standard">
      <style:text-properties style:font-name="Ubuntu" officeooo:rsid="000b641b" officeooo:paragraph-rsid="000b3303"/>
    </style:style>
    <style:style style:name="P12" style:family="paragraph" style:parent-style-name="Standard" style:list-style-name="L3">
      <style:text-properties style:font-name="Ubuntu" officeooo:rsid="001eaad5" officeooo:paragraph-rsid="001eaad5"/>
    </style:style>
    <style:style style:name="P13" style:family="paragraph" style:parent-style-name="Standard" style:list-style-name="L27">
      <style:text-properties style:font-name="Ubuntu" officeooo:rsid="001eaad5" officeooo:paragraph-rsid="001eaad5"/>
    </style:style>
    <style:style style:name="P14" style:family="paragraph" style:parent-style-name="Standard" style:list-style-name="L28">
      <style:text-properties style:font-name="Ubuntu" officeooo:rsid="001eaad5" officeooo:paragraph-rsid="001eaad5"/>
    </style:style>
    <style:style style:name="P15" style:family="paragraph" style:parent-style-name="Standard" style:list-style-name="L29">
      <style:text-properties style:font-name="Ubuntu" officeooo:rsid="001eaad5" officeooo:paragraph-rsid="001eaad5"/>
    </style:style>
    <style:style style:name="P16" style:family="paragraph" style:parent-style-name="Standard" style:list-style-name="L31">
      <style:text-properties style:font-name="Ubuntu" officeooo:rsid="001eaad5" officeooo:paragraph-rsid="001eaad5"/>
    </style:style>
    <style:style style:name="P17" style:family="paragraph" style:parent-style-name="Standard">
      <style:text-properties style:font-name="Ubuntu" officeooo:rsid="0017f1e6" officeooo:paragraph-rsid="0017f1e6"/>
    </style:style>
    <style:style style:name="P18" style:family="paragraph" style:parent-style-name="Standard" style:list-style-name="L35">
      <style:text-properties style:font-name="Ubuntu" fo:font-size="12pt" officeooo:rsid="0025d89b" officeooo:paragraph-rsid="0025d89b" style:font-size-asian="10.5pt" style:font-size-complex="12pt"/>
    </style:style>
    <style:style style:name="P19" style:family="paragraph" style:parent-style-name="Standard">
      <style:text-properties style:font-name="Ubuntu" fo:font-size="12pt" officeooo:rsid="002e6a7e" officeooo:paragraph-rsid="002e6a7e" style:font-size-asian="10.5pt" style:font-size-complex="12pt"/>
    </style:style>
    <style:style style:name="P20" style:family="paragraph" style:parent-style-name="Standard">
      <style:text-properties style:font-name="Ubuntu" fo:font-size="12pt" officeooo:rsid="002be614" officeooo:paragraph-rsid="002be614" style:font-size-asian="12pt" style:font-size-complex="12pt"/>
    </style:style>
    <style:style style:name="P21" style:family="paragraph" style:parent-style-name="Standard">
      <style:text-properties style:font-name="Ubuntu" officeooo:rsid="000cf2f1" officeooo:paragraph-rsid="0025d89b"/>
    </style:style>
    <style:style style:name="P22" style:family="paragraph" style:parent-style-name="Standard">
      <style:text-properties style:font-name="Ubuntu" officeooo:rsid="000fb53e" officeooo:paragraph-rsid="000fb53e"/>
    </style:style>
    <style:style style:name="P23" style:family="paragraph" style:parent-style-name="Standard">
      <style:text-properties style:font-name="Ubuntu" officeooo:rsid="001d0b3e" officeooo:paragraph-rsid="001d0b3e"/>
    </style:style>
    <style:style style:name="P24" style:family="paragraph" style:parent-style-name="Standard" style:list-style-name="L26">
      <style:text-properties style:font-name="Ubuntu" officeooo:rsid="001d0b3e" officeooo:paragraph-rsid="001d0b3e"/>
    </style:style>
    <style:style style:name="P25" style:family="paragraph" style:parent-style-name="Standard">
      <style:text-properties style:font-name="Ubuntu" officeooo:rsid="001ee6f9" officeooo:paragraph-rsid="001ee6f9"/>
    </style:style>
    <style:style style:name="P26" style:family="paragraph" style:parent-style-name="Standard" style:list-style-name="L32">
      <style:text-properties style:font-name="Ubuntu" officeooo:rsid="001fefc6" officeooo:paragraph-rsid="001fefc6"/>
    </style:style>
    <style:style style:name="P27" style:family="paragraph" style:parent-style-name="Standard">
      <style:text-properties style:font-name="Ubuntu" fo:font-size="16pt" officeooo:rsid="002e6a7e" officeooo:paragraph-rsid="000b3303" style:font-size-asian="16pt" style:font-size-complex="16pt"/>
    </style:style>
    <style:style style:name="P28" style:family="paragraph" style:parent-style-name="Standard" style:list-style-name="L3">
      <style:text-properties style:font-name="Ubuntu" officeooo:rsid="002e6a7e" officeooo:paragraph-rsid="002e6a7e"/>
    </style:style>
    <style:style style:name="P29" style:family="paragraph" style:parent-style-name="Standard">
      <style:text-properties style:font-name="Ubuntu" officeooo:rsid="002e6a7e" officeooo:paragraph-rsid="002e6a7e"/>
    </style:style>
    <style:style style:name="P30" style:family="paragraph" style:parent-style-name="Standard" style:list-style-name="L36">
      <style:text-properties style:font-name="Ubuntu" officeooo:rsid="002e6a7e" officeooo:paragraph-rsid="002e6a7e"/>
    </style:style>
    <style:style style:name="P31" style:family="paragraph" style:parent-style-name="Standard">
      <style:text-properties style:font-name="Ubuntu" officeooo:rsid="002f9a86" officeooo:paragraph-rsid="002f9a86"/>
    </style:style>
    <style:style style:name="P32" style:family="paragraph" style:parent-style-name="Standard">
      <style:text-properties style:font-name="Ubuntu" style:text-underline-style="solid" style:text-underline-width="auto" style:text-underline-color="font-color" officeooo:rsid="002e6a7e" officeooo:paragraph-rsid="002e6a7e"/>
    </style:style>
    <style:style style:name="P33" style:family="paragraph" style:parent-style-name="Standard">
      <style:text-properties style:font-name="Ubuntu" style:text-underline-style="solid" style:text-underline-width="auto" style:text-underline-color="font-color" officeooo:rsid="0030bc6c" officeooo:paragraph-rsid="0030bc6c"/>
    </style:style>
    <style:style style:name="P34" style:family="paragraph" style:parent-style-name="Standard">
      <style:text-properties style:font-name="Ubuntu" style:text-underline-style="solid" style:text-underline-width="auto" style:text-underline-color="font-color" officeooo:rsid="0030f519" officeooo:paragraph-rsid="0030f519"/>
    </style:style>
    <style:style style:name="P35" style:family="paragraph" style:parent-style-name="Standard">
      <style:text-properties style:font-name="Ubuntu" officeooo:rsid="0030bc6c" officeooo:paragraph-rsid="0030bc6c"/>
    </style:style>
    <style:style style:name="P36" style:family="paragraph" style:parent-style-name="Standard" style:list-style-name="L37">
      <style:text-properties style:font-name="Ubuntu" officeooo:rsid="0030bc6c" officeooo:paragraph-rsid="0030bc6c"/>
    </style:style>
    <style:style style:name="P37" style:family="paragraph" style:parent-style-name="Standard">
      <style:text-properties style:font-name="Ubuntu" officeooo:rsid="0031503a" officeooo:paragraph-rsid="00357a38"/>
    </style:style>
    <style:style style:name="P38" style:family="paragraph" style:parent-style-name="Standard">
      <style:text-properties style:font-name="Ubuntu" officeooo:rsid="0031503a" officeooo:paragraph-rsid="0030f519"/>
    </style:style>
    <style:style style:name="P39" style:family="paragraph" style:parent-style-name="Standard">
      <style:text-properties style:font-name="Ubuntu" style:text-underline-style="none" officeooo:rsid="0031503a" officeooo:paragraph-rsid="00357a38"/>
    </style:style>
    <style:style style:name="P40" style:family="paragraph" style:parent-style-name="Standard">
      <style:text-properties style:font-name="Ubuntu" officeooo:rsid="003e7fb8" officeooo:paragraph-rsid="003e7fb8"/>
    </style:style>
    <style:style style:name="P41" style:family="paragraph" style:parent-style-name="Standard">
      <style:text-properties style:font-name="Ubuntu" officeooo:rsid="004026fa" officeooo:paragraph-rsid="004026fa"/>
    </style:style>
    <style:style style:name="P42" style:family="paragraph" style:parent-style-name="Standard">
      <style:paragraph-properties fo:margin-left="0in" fo:margin-right="0in" fo:text-indent="0in" style:auto-text-indent="false"/>
      <style:text-properties style:font-name="Ubuntu" officeooo:rsid="000cf2f1" officeooo:paragraph-rsid="0011408d"/>
    </style:style>
    <style:style style:name="P43" style:family="paragraph" style:parent-style-name="Standard">
      <style:paragraph-properties fo:margin-left="0.5in" fo:margin-right="0in" fo:text-indent="0in" style:auto-text-indent="false"/>
      <style:text-properties style:font-name="Ubuntu" officeooo:rsid="0030bc6c" officeooo:paragraph-rsid="0030bc6c"/>
    </style:style>
    <style:style style:name="P44" style:family="paragraph" style:parent-style-name="Standard">
      <style:paragraph-properties fo:margin-left="0in" fo:margin-right="0in" fo:text-indent="0in" style:auto-text-indent="false"/>
      <style:text-properties style:font-name="Ubuntu"/>
    </style:style>
    <style:style style:name="P45" style:family="paragraph" style:parent-style-name="Standard">
      <style:paragraph-properties fo:margin-left="0in" fo:margin-right="0in" fo:text-indent="0in" style:auto-text-indent="false"/>
      <style:text-properties style:font-name="Ubuntu" officeooo:rsid="0025d89b" officeooo:paragraph-rsid="0025d89b"/>
    </style:style>
    <style:style style:name="P46" style:family="paragraph" style:parent-style-name="Standard">
      <style:paragraph-properties fo:margin-left="0in" fo:margin-right="0in" fo:text-indent="0in" style:auto-text-indent="false"/>
      <style:text-properties style:font-name="Ubuntu" officeooo:rsid="0026cc1a" officeooo:paragraph-rsid="0026cc1a"/>
    </style:style>
    <style:style style:name="P47" style:family="paragraph" style:parent-style-name="Standard">
      <style:paragraph-properties fo:margin-left="0in" fo:margin-right="0in" fo:text-indent="0in" style:auto-text-indent="false"/>
      <style:text-properties style:font-name="Ubuntu" officeooo:rsid="00284a8b" officeooo:paragraph-rsid="00284a8b"/>
    </style:style>
    <style:style style:name="P48" style:family="paragraph" style:parent-style-name="Standard">
      <style:paragraph-properties fo:break-before="page"/>
      <style:text-properties style:font-name="Ubuntu" officeooo:rsid="000cf2f1" officeooo:paragraph-rsid="0025d89b"/>
    </style:style>
    <style:style style:name="P49" style:family="paragraph" style:parent-style-name="Standard">
      <style:paragraph-properties fo:break-before="page"/>
      <style:text-properties style:font-name="Ubuntu" fo:font-size="18pt" officeooo:rsid="000b3303" officeooo:paragraph-rsid="000b3303" style:font-size-asian="18pt" style:font-size-complex="18pt"/>
    </style:style>
    <style:style style:name="T1" style:family="text">
      <style:text-properties officeooo:rsid="000b641b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officeooo:rsid="0015bc6b"/>
    </style:style>
    <style:style style:name="T4" style:family="text">
      <style:text-properties officeooo:rsid="001ee6f9"/>
    </style:style>
    <style:style style:name="T5" style:family="text">
      <style:text-properties officeooo:rsid="001f1c2a"/>
    </style:style>
    <style:style style:name="T6" style:family="text">
      <style:text-properties officeooo:rsid="0021c5ec"/>
    </style:style>
    <style:style style:name="T7" style:family="text">
      <style:text-properties officeooo:rsid="0023172b"/>
    </style:style>
    <style:style style:name="T8" style:family="text">
      <style:text-properties officeooo:rsid="0025d89b"/>
    </style:style>
    <style:style style:name="T9" style:family="text">
      <style:text-properties fo:color="#00599d"/>
    </style:style>
    <style:style style:name="T10" style:family="text">
      <style:text-properties fo:color="#00599d" fo:font-size="12pt" fo:font-style="normal" fo:font-weight="normal" style:font-size-asian="12pt" style:font-style-asian="normal" style:font-weight-asian="normal"/>
    </style:style>
    <style:style style:name="T11" style:family="text">
      <style:text-properties fo:font-size="12pt" fo:font-style="normal" fo:font-weight="normal" style:font-size-asian="12pt" style:font-style-asian="normal" style:font-weight-asian="normal"/>
    </style:style>
    <style:style style:name="T12" style:family="text">
      <style:text-properties fo:font-size="12pt" fo:font-style="normal" fo:font-weight="normal" officeooo:rsid="0026cc1a" style:font-size-asian="12pt" style:font-style-asian="normal" style:font-weight-asian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db220" style:font-weight-asian="bold" style:font-weight-complex="bold"/>
    </style:style>
    <style:style style:name="T15" style:family="text">
      <style:text-properties officeooo:rsid="002db220"/>
    </style:style>
    <style:style style:name="T16" style:family="text">
      <style:text-properties officeooo:rsid="002e6a7e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officeooo:rsid="0031503a"/>
    </style:style>
    <style:style style:name="T19" style:family="text">
      <style:text-properties officeooo:rsid="003165e8"/>
    </style:style>
    <style:style style:name="T20" style:family="text">
      <style:text-properties officeooo:rsid="00395a8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425in" fo:text-indent="-0.25in" fo:margin-left="0.24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ng</text:p>
      <text:p text:style-name="P1"/>
      <text:p text:style-name="P1"/>
      <text:p text:style-name="P4">Objectives</text:p>
      <text:p text:style-name="P5">In this project we will write a simple Pong game that runs on ubuntu terminal.</text:p>
      <text:p text:style-name="P5">The project is devided into <text:span text:style-name="T16">N</text:span> parts:</text:p>
      <text:p text:style-name="P5"/>
      <text:p text:style-name="P5">There are many libraries that provide much better interface. That being said, this project is mainly a learning experience of many things and bringing them together.</text:p>
      <text:p text:style-name="P2"/>
      <text:p text:style-name="P4">Keywords</text:p>
      <text:list xml:id="list2721806490" text:style-name="L3">
        <text:list-item>
          <text:p text:style-name="P28">Struct vs Class</text:p>
        </text:list-item>
        <text:list-item>
          <text:p text:style-name="P28"/>
        </text:list-item>
        <text:list-item>
          <text:p text:style-name="P28"/>
        </text:list-item>
        <text:list-item>
          <text:p text:style-name="P7">Interface</text:p>
        </text:list-item>
        <text:list-item>
          <text:p text:style-name="P8">Singleton</text:p>
        </text:list-item>
        <text:list-item>
          <text:p text:style-name="P3">Game loop sequence</text:p>
        </text:list-item>
        <text:list-item>
          <text:p text:style-name="P3">Game loop <text:span text:style-name="T6">d</text:span>elta <text:span text:style-name="T7">t</text:span>ime</text:p>
        </text:list-item>
        <text:list-item>
          <text:p text:style-name="P3"><text:span text:style-name="T1">T</text:span>ry, catch</text:p>
        </text:list-item>
        <text:list-item>
          <text:p text:style-name="P3">Termios</text:p>
        </text:list-item>
        <text:list-item>
          <text:p text:style-name="P9"><text:span text:style-name="T3">ANSI</text:span> escape code</text:p>
        </text:list-item>
      </text:list>
      <text:list xml:id="list214492956" text:style-name="L4">
        <text:list-item>
          <text:list>
            <text:list-item>
              <text:p text:style-name="P10">Window name</text:p>
            </text:list-item>
            <text:list-item>
              <text:p text:style-name="P10">Blinking control</text:p>
            </text:list-item>
            <text:list-item>
              <text:p text:style-name="P10">Resize</text:p>
            </text:list-item>
            <text:list-item>
              <text:p text:style-name="P10">Clear</text:p>
            </text:list-item>
            <text:list-item>
              <text:p text:style-name="P10">Move cursor</text:p>
            </text:list-item>
            <text:list-item>
              <text:p text:style-name="P10">Foreground color</text:p>
            </text:list-item>
            <text:list-item>
              <text:p text:style-name="P10">Background color</text:p>
            </text:list-item>
            <text:list-item>
              <text:p text:style-name="P10">Next line</text:p>
            </text:list-item>
          </text:list>
        </text:list-item>
      </text:list>
      <text:list xml:id="list174626603375841" text:continue-list="list2721806490" text:style-name="L3">
        <text:list-item>
          <text:p text:style-name="P9">Pixel</text:p>
        </text:list-item>
        <text:list-item>
          <text:p text:style-name="P9">RGBA</text:p>
        </text:list-item>
        <text:list-item>
          <text:p text:style-name="P9">Glop</text:p>
        </text:list-item>
        <text:list-item>
          <text:p text:style-name="P12">/dev/input/</text:p>
        </text:list-item>
      </text:list>
      <text:p text:style-name="P11"/>
      <text:p text:style-name="P17"><text:span text:style-name="T2">Functions</text:span></text:p>
      <text:list xml:id="list3143487256" text:style-name="L35">
        <text:list-item>
          <text:p text:style-name="P18"/>
        </text:list-item>
      </text:list>
      <text:p text:style-name="P11"/>
      <text:p text:style-name="P48"><text:span text:style-name="T2">Setup and Configuration</text:span></text:p>
      <text:p text:style-name="P21"><text:span text:style-name="T8">Create you project directory tree as such:</text:span></text:p>
      <text:list xml:id="list1663841704" text:style-name="L10">
        <text:list-header>
          <text:p text:style-name="P6"/>
        </text:list-header>
      </text:list>
      <text:p text:style-name="P42"><text:span text:style-name="T11">Pong/</text:span></text:p>
      <text:p text:style-name="P44"><text:span text:style-name="T11">├── bin/</text:span></text:p>
      <text:p text:style-name="P44"><text:span text:style-name="T11">├── config.h</text:span></text:p>
      <text:p text:style-name="P44"><text:span text:style-name="T11">├── include/</text:span></text:p>
      <text:p text:style-name="P44"><text:span text:style-name="T11">├── interface/</text:span></text:p>
      <text:p text:style-name="P44"><text:span text:style-name="T11">├── makefile</text:span></text:p>
      <text:p text:style-name="P44"><text:span text:style-name="T11">├── obj/</text:span></text:p>
      <text:p text:style-name="P44"><text:span text:style-name="T11">├── src/</text:span></text:p>
      <text:p text:style-name="P44"><text:span text:style-name="T11">└── test/</text:span></text:p>
      <text:p text:style-name="P44"><text:span text:style-name="T11"/></text:p>
      <text:p text:style-name="P45"><text:span text:style-name="T11">For now, fill </text:span><text:span text:style-name="T10">makefile</text:span><text:span text:style-name="T11"> with variables </text:span><text:span text:style-name="T12">and flags:</text:span></text:p>
      <text:p text:style-name="P46"><text:span text:style-name="T11">ROOT, BIN, TEST, INC, ONJ, SRC, CC, CFLAGS, LDFLAGS</text:span></text:p>
      <text:p text:style-name="P46"><text:span text:style-name="T11"/></text:p>
      <text:p text:style-name="P47"><text:span text:style-name="T11">config.h will be used to provide configurability.</text:span></text:p>
      <text:p text:style-name="P49">Graphics</text:p>
      <text:p text:style-name="P20"><text:span text:style-name="T17">Create 2 new structures</text:span>, Pixel and <text:span text:style-name="T15">Surface</text:span>, that will hold information for drawing.</text:p>
      <text:p text:style-name="P20"><text:span text:style-name="T13">Pixel:</text:span> Red, green and blue values ranging 0-255.</text:p>
      <text:p text:style-name="P20"><text:span text:style-name="T14">Surface</text:span><text:span text:style-name="T13">:</text:span> 2d vector of pixels, height and width.</text:p>
      <text:p text:style-name="P19">You might choose to create them as classes instead, but there isn’t much functinality to them. Regardless, you should have access to each individual pixel and color.</text:p>
      <text:p text:style-name="P27"/>
      <text:p text:style-name="P32">Create Window interface.</text:p>
      <text:p text:style-name="P29">Window dictates the functionality we want to successfully draw our game.</text:p>
      <text:p text:style-name="P29">Provide the following functions:</text:p>
      <text:list xml:id="list3559302264" text:style-name="L36">
        <text:list-item>
          <text:p text:style-name="P30"><text:span text:style-name="T9">Apply()</text:span> Apply a given surface to the window at a given location.</text:p>
        </text:list-item>
        <text:list-item>
          <text:p text:style-name="P30"><text:span text:style-name="T9">Clean()</text:span> Remove all applied surfaces from the window.</text:p>
        </text:list-item>
        <text:list-item>
          <text:p text:style-name="P30"><text:span text:style-name="T9">Draw()</text:span> Output the window.</text:p>
        </text:list-item>
      </text:list>
      <text:p text:style-name="P31">Window does not depend on our implementation of the game for linux.</text:p>
      <text:p text:style-name="P22"/>
      <text:p text:style-name="P33">Implement Window interface for Ubuntu’s terminal.</text:p>
      <text:p text:style-name="P35">For our implementation, we will use both Termios and ANSI escape code, which are linux specific, to configurate the termianl and print pixels.</text:p>
      <text:p text:style-name="P35"/>
      <text:p text:style-name="P35">The new class will work as follows:</text:p>
      <text:list xml:id="list4013667013" text:style-name="L37">
        <text:list-item>
          <text:p text:style-name="P36">The class holds a final Surface for printing.</text:p>
        </text:list-item>
        <text:list-item>
          <text:p text:style-name="P36"><text:span text:style-name="T9">Ctor()</text:span> Disable terminal echo and input buffering using Termios. Disable blinking, resize and clear using ANSI escape code.</text:p>
        </text:list-item>
        <text:list-item>
          <text:p text:style-name="P36"><text:span text:style-name="T9">Dtor()</text:span> Revert all changes done in Ctor().</text:p>
        </text:list-item>
        <text:list-item>
          <text:p text:style-name="P36"><text:span text:style-name="T9">Apply()</text:span> Replaces pixels in the class’s Surface with pixels from the given Surface. The user may apply a surface completly/partly outside the boundaries, so handle accordingly.</text:p>
        </text:list-item>
        <text:list-item>
          <text:p text:style-name="P36"><text:span text:style-name="T9">Clean()</text:span> Will set the Surface to some default value.</text:p>
        </text:list-item>
        <text:list-item>
          <text:p text:style-name="P36"><text:span text:style-name="T9">Draw()</text:span> Will print each pixel using ANSI escape code for background and a space character.</text:p>
        </text:list-item>
      </text:list>
      <text:p text:style-name="P43"/>
      <text:p text:style-name="P34">Advanced</text:p>
      <text:p text:style-name="P39">Find a way to <text:span text:style-name="T19">include 2 pixels in each character. ▀ is you friend.</text:span></text:p>
      <text:p text:style-name="P38"/>
      <text:p text:style-name="P41">In a loop, draw a surface on the entire sceen. Choose a different colored surface each loop. <text:span text:style-name="T18">Compute the average time a given amount of loops complete. Try to zoom out in the terminal to fit a many pixels as possible.</text:span></text:p>
      <text:p text:style-name="P41"/>
      <text:p text:style-name="P37">Which of the 3 functions in the loop has the worst preformance? <text:span text:style-name="T20">Why</text:span>?</text:p>
      <text:p text:style-name="P37"/>
      <text:p text:style-name="P37"/>
      <text:p text:style-name="P40">This type of “graphics” isn’t optimal, but it is enough for our simple game.</text:p>
      <text:p text:style-name="P49">Input Reading</text:p>
      <text:p text:style-name="P23">Create Keyboard interface</text:p>
      <text:list xml:id="list171274774" text:style-name="L26">
        <text:list-item>
          <text:p text:style-name="P24">‘Update’ read the current state of the keyboard.</text:p>
        </text:list-item>
        <text:list-item>
          <text:p text:style-name="P24">‘IsDown’ check if a given key is down.</text:p>
        </text:list-item>
        <text:list-item>
          <text:p text:style-name="P24">‘IsUp’ check if a given key is up.</text:p>
        </text:list-item>
        <text:list-item>
          <text:p text:style-name="P24">‘IsPressed’ check if a given key was just pressed.</text:p>
        </text:list-item>
        <text:list-item>
          <text:p text:style-name="P24">‘IsReleased’ check if a given key was just released.</text:p>
        </text:list-item>
      </text:list>
      <text:p text:style-name="P23">Make sure Keyboard does not depend on linux.</text:p>
      <text:p text:style-name="P1"/>
      <text:p text:style-name="P23">Create LinuxKbd</text:p>
      <text:list xml:id="list1428045211" text:style-name="L27">
        <text:list-item>
          <text:p text:style-name="P13">Ctor</text:p>
        </text:list-item>
      </text:list>
      <text:list xml:id="list3908361127" text:style-name="L28">
        <text:list-item>
          <text:list>
            <text:list-item>
              <text:p text:style-name="P14">Use ‘glop’ to search for all the connected keyboards in “/dev/input/”. You might find more than one.</text:p>
            </text:list-item>
            <text:list-item>
              <text:p text:style-name="P14">Open each kbd file for reading.</text:p>
            </text:list-item>
          </text:list>
        </text:list-item>
      </text:list>
      <text:list xml:id="list174625750542554" text:continue-list="list1428045211" text:style-name="L27">
        <text:list-item>
          <text:p text:style-name="P13">Update</text:p>
        </text:list-item>
      </text:list>
      <text:list xml:id="list3035352701" text:style-name="L29">
        <text:list-item>
          <text:list>
            <text:list-item>
              <text:p text:style-name="P15">Use ‘ioctl’ to read the current state of you keyboard.</text:p>
            </text:list-item>
            <text:list-item>
              <text:p text:style-name="P15">Decide how to deal with multiple keyboards if needed.</text:p>
            </text:list-item>
          </text:list>
        </text:list-item>
      </text:list>
      <text:list xml:id="list174624951375169" text:continue-list="list174625750542554" text:style-name="L27">
        <text:list-item>
          <text:p text:style-name="P13">Key testing</text:p>
        </text:list-item>
      </text:list>
      <text:list xml:id="list622355538" text:style-name="L31">
        <text:list-item>
          <text:list>
            <text:list-item>
              <text:p text:style-name="P16">Check if the bit corresponding with a given key is set <text:span text:style-name="T4">in the last read from the keyboard.</text:span></text:p>
            </text:list-item>
          </text:list>
        </text:list-item>
      </text:list>
      <text:p text:style-name="P1"/>
      <text:p text:style-name="P4"/>
      <text:p text:style-name="P49">Game Logic / Loop</text:p>
      <text:p text:style-name="P25">Create GameEngine <text:span text:style-name="T5">abstruct class.</text:span></text:p>
      <text:list xml:id="list1748124764" text:style-name="L32">
        <text:list-item>
          <text:p text:style-name="P26">GameEngine will deal with the main game loop sequence.</text:p>
        </text:list-item>
        <text:list-item>
          <text:p text:style-name="P26">Classes derived from GameEngine will handle the specifics.</text:p>
        </text:list-item>
        <text:list-item>
          <text:p text:style-name="P26">‘Start’ run the main gameloop.</text:p>
        </text:list-item>
        <text:list-item>
          <text:p text:style-name="P26">‘End’ stop the game and exit gracefully.</text:p>
        </text:list-item>
        <text:list-item>
          <text:p text:style-name="P26">‘Initialize’ is called first to setup the game.</text:p>
        </text:list-item>
        <text:list-item>
          <text:p text:style-name="P26">‘HandleInput’ updates the keyboard state and check the desired keys.</text:p>
        </text:list-item>
        <text:list-item>
          <text:p text:style-name="P26">‘Update’ handle the game logic.</text:p>
        </text:list-item>
        <text:list-item>
          <text:p text:style-name="P26">‘Draw’ draw the game.</text:p>
        </text:list-item>
        <text:list-item>
          <text:p text:style-name="P26">‘Deinitialize’ is called last to release all the game resources.</text:p>
        </text:list-item>
      </text:list>
      <text:p text:style-name="P1"/>
      <text:p text:style-name="P5">Create Pong class derived from GameEngine and handles all the game logic of Po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inux Libertine" svg:font-family="'Linux Libertine', Georgia, Times, serif"/>
    <style:font-face style:name="Lohit Devanagari1" svg:font-family="'Lohit Devanagari'"/>
    <style:font-face style:name="Ubuntu Mono" svg:font-family="'Ubuntu Mono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Ubuntu Mono1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non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5T10:05:51.749179848</meta:creation-date>
    <dc:date>2022-12-05T17:46:22.382269486</dc:date>
    <meta:editing-duration>PT4H52M36S</meta:editing-duration>
    <meta:editing-cycles>36</meta:editing-cycles>
    <meta:generator>LibreOffice/6.0.7.3$Linux_X86_64 LibreOffice_project/00m0$Build-3</meta:generator>
    <meta:document-statistic meta:table-count="0" meta:image-count="0" meta:object-count="0" meta:page-count="5" meta:paragraph-count="99" meta:word-count="715" meta:character-count="4012" meta:non-whitespace-character-count="3447"/>
  </office:meta>
</office:document-meta>
</file>